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700000254C8FD52C48E51FE2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4.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275cm" svg:x="0cm" svg:y="-0.025cm">
          <draw:image xlink:href="Pictures/10000201000003B700000254C8FD52C48E51FE2A.png" xlink:type="simple" xlink:show="embed" xlink:actuate="onLoad">
            <text:p/>
          </draw:image>
        </draw:frame>
        <draw:custom-shape draw:style-name="gr2" draw:text-style-name="P2" draw:layer="layout" svg:width="5.3cm" svg:height="0.8cm" svg:x="7.05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8cm" fo:page-height="12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17T00:04:00.623846044</dc:date>
    <meta:editing-duration>PT2M18S</meta:editing-duration>
    <meta:editing-cycles>1</meta:editing-cycles>
    <meta:document-statistic meta:object-count="2"/>
    <meta:generator>LibreOffice/6.0.7.3$Linux_X86_64 LibreOffice_project/00m0$Build-3</meta:generator>
  </office:meta>
</office:document-meta>
</file>